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officeooo:rsid="001f0c17"/>
    </style:style>
    <style:style style:name="T2" style:family="text">
      <style:text-properties officeooo:rsid="0020cab4"/>
    </style:style>
    <style:style style:name="T3" style:family="text">
      <style:text-properties officeooo:rsid="002257f4"/>
    </style:style>
    <style:style style:name="T4" style:family="text">
      <style:text-properties officeooo:rsid="0024f6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ct title - <text:span text:style-name="T4">Spotter</text:span></text:p>
      <text:p text:style-name="Standard"/>
      <text:p text:style-name="Standard">Project description - What problem your app solves</text:p>
      <text:p text:style-name="Standard"/>
      <text:p text:style-name="Standard"><text:span text:style-name="T1"><text:tab/>O</text:span>ur app solves <text:span text:style-name="T1">the</text:span> problem of a lack of social media <text:span text:style-name="T1">features </text:span>on <text:span text:style-name="T1">S</text:span>potify. Although Spotify <text:span text:style-name="T1">does</text:span> integrate with Facebook and Twitter, <text:span text:style-name="T1">it seems to provide</text:span> little to no incentive to connect with others and meet new people. We solve this problem by providing these features within our App.</text:p>
      <text:p text:style-name="Standard"><text:tab/>First of all, our users will be able to login to our app <text:span text:style-name="T1">with their Spotify account. They will then be taken to the main page where they will see top news about their favourite artists. Users will be able to see their friends and their profiles within our system. Our two main features, Meet and Nearby, will provide our users the ability to connect with others who share their musical tastes.</text:span></text:p>
      <text:p text:style-name="Standard"><text:tab/><text:span text:style-name="T2">Our Meet feature will provide a list of people that our user can view and connect with. It will be based primarily on shared musical tastes, but will also take mutual friend connections into account. It will keep loading up more potential connections as the user scrolls down.</text:span></text:p>
      <text:p text:style-name="Standard"><text:tab/><text:span text:style-name="T2">Nearby will work similarly to Meet, with only main caveats. Firstly, it will connect you with just one person. And it will be a person that is in close physical proximity to your current location, as determined by GPS or Bluetooth. Connected users will be listening to a song on their Spotify, and the connection criteria will once again involve shared musical taste. The users will be prompted to connect, chat and suggest music to one another.<text:tab/><text:tab/></text:span></text:p>
      <text:p text:style-name="Standard"><text:tab/><text:span text:style-name="T3">Suggest will be a feature that links a song on Spotify to another user via our chat app. Our chat app will have the ability to connect people one and one, as well as groups of people with one another. Notifications will be displayed to users when someone tries to add them as a friend, when they receive a new message or suggestion, or when they connect with another user via Nearby.</text:span></text:p>
      <text:p text:style-name="Standard"><text:tab/><text:span text:style-name="T3">Our last but not least feature will be the ability of users to collaboratively create and share playlists, and upload them to their respective Spotify accounts. </text:span></text:p>
      <text:p text:style-name="Standard"/>
      <text:p text:style-name="Standard">Target audience - Your app will be useful to whom?</text:p>
      <text:p text:style-name="Standard"/>
      <text:p text:style-name="Standard"><text:s text:c="2"/>Our app will be useful to all Spotify users who would like to meet new people and share their musical tastes, <text:span text:style-name="T1">irrespective </text:span>of age, gender, and any affiliations. We will strive to connect people solely through the power and beauty of music.</text:p>
      <text:p text:style-name="Standard"/>
      <text:p text:style-name="Standard">Team members:</text:p>
      <text:p text:style-name="Standard"/>
      <text:p text:style-name="Standard">Michael Snow</text:p>
      <text:p text:style-name="Standard">Yu-Ning Wang</text:p>
      <text:p text:style-name="Standard">Stanislav Solomeanciu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1:51:15.094728635</meta:creation-date>
    <dc:date>2019-02-28T13:42:13.198367637</dc:date>
    <meta:editing-duration>PT1M58S</meta:editing-duration>
    <meta:editing-cycles>2</meta:editing-cycles>
    <meta:generator>LibreOffice/6.0.7.3$Linux_X86_64 LibreOffice_project/00m0$Build-3</meta:generator>
    <meta:document-statistic meta:table-count="0" meta:image-count="0" meta:object-count="0" meta:page-count="1" meta:paragraph-count="14" meta:word-count="416" meta:character-count="2374" meta:non-whitespace-character-count="1961"/>
  </office:meta>
</office:document-meta>
</file>